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102in"/>
    </style:style>
    <style:style style:name="co2" style:family="table-column">
      <style:table-column-properties fo:break-before="auto" style:column-width="0.7047in"/>
    </style:style>
    <style:style style:name="co3" style:family="table-column">
      <style:table-column-properties fo:break-before="auto" style:column-width="0.672in"/>
    </style:style>
    <style:style style:name="co4" style:family="table-column">
      <style:table-column-properties fo:break-before="auto" style:column-width="1.1134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2189in" fo:break-before="auto" style:use-optimal-row-height="false"/>
    </style:style>
    <style:style style:name="ro5" style:family="table-row">
      <style:table-row-properties style:row-height="0.2083in" fo:break-before="auto" style:use-optimal-row-height="false"/>
    </style:style>
    <style:style style:name="ta1" style:family="table" style:master-page-name="PageStyle_5f_Planilha1">
      <style:table-properties table:display="true" style:writing-mode="lr-tb"/>
    </style:style>
    <style:style style:name="ce1" style:family="table-cell" style:parent-style-name="Default">
      <style:table-cell-properties fo:background-color="#bfbfb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references</text:p>
          </table:table-cell>
          <table:table-cell table:style-name="ce3" table:number-columns-repeated="25"/>
          <table:table-cell table:number-columns-repeated="998"/>
        </table:table-row>
        <table:table-row table:style-name="ro2">
          <table:table-cell table:style-name="ce5" office:value-type="string" calcext:value-type="string">
            <text:p>P. Castro, V. Ishakian, V. Muthusamy, and A. Slominski, “The rise of serverless computing,” Communications of the ACM, vol. 62, no. 12, pp. 44–54, 2019.</text:p>
          </table:table-cell>
          <table:table-cell table:style-name="ce2" table:number-columns-repeated="25"/>
          <table:table-cell table:number-columns-repeated="998"/>
        </table:table-row>
        <table:table-row table:style-name="ro2">
          <table:table-cell table:style-name="ce5" office:value-type="string" calcext:value-type="string">
            <text:p>J. Wen, Z. Chen, X. Jin, and X. Liu, “Rise of the planet of serverless computing: A systematic review,” ACM Transactions on Software Engineering and Methodology, vol. 32, no. 5, pp. 1–61, 2023.</text:p>
          </table:table-cell>
          <table:table-cell table:style-name="ce2" table:number-columns-repeated="25"/>
          <table:table-cell table:number-columns-repeated="998"/>
        </table:table-row>
        <table:table-row table:style-name="ro3">
          <table:table-cell table:style-name="ce5" office:value-type="string" calcext:value-type="string">
            <text:p>A. Vieira, G. Pantuza, J. Freire, L. Duarte, R. Pacífico, M. Vieira, L. Vieira, and J. Nacif, “Computação serverless: Conceitos, aplicações e desafios,” in Minicursos do XXXVIII Simpósio Brasileiro de Redes de Computadores e Sistemas Distribuídos, 1st ed., D. Gomes, I. Moraes, and M. Campista, Eds. SBC, Dec. 2020, pp. 190–236. [Online]. Available: https://sol.sbc.org.br/livros/index.php/sbc/catalog/view/50/232/469-1</text:p>
          </table:table-cell>
          <table:table-cell table:style-name="ce2" table:number-columns-repeated="25"/>
          <table:table-cell table:number-columns-repeated="998"/>
        </table:table-row>
        <table:table-row table:style-name="ro2">
          <table:table-cell table:style-name="ce5" office:value-type="string" calcext:value-type="string">
            <text:p>A. Ishizaka and P. Nemery, Multi-criteria decision analysis: methods and software. Chichester, West Sussex, United Kingdom: Wiley, 2013.</text:p>
          </table:table-cell>
          <table:table-cell table:style-name="ce2" table:number-columns-repeated="25"/>
          <table:table-cell table:number-columns-repeated="998"/>
        </table:table-row>
        <table:table-row table:style-name="ro2">
          <table:table-cell table:style-name="ce5" office:value-type="string" calcext:value-type="string">
            <text:p>T. L. Saaty, “How to make a decision: The analytic hierarchy process,” European Journal of Operational Research, vol. 48, pp. 9–26, September 1990.</text:p>
          </table:table-cell>
          <table:table-cell table:style-name="ce2" table:number-columns-repeated="25"/>
          <table:table-cell table:number-columns-repeated="998"/>
        </table:table-row>
        <table:table-row table:style-name="ro2">
          <table:table-cell table:style-name="ce5" office:value-type="string" calcext:value-type="string">
            <text:p>G. A. Norris and H. E. Marshall, “Multiattribute decision analysis method for evaluating buildings and building systems,” National Institute of Standards and Technology, Gaithersburg, MD, USA, Tech. Rep. NIST IR 5663, january 1995.</text:p>
          </table:table-cell>
          <table:table-cell table:style-name="ce2" table:number-columns-repeated="25"/>
          <table:table-cell table:number-columns-repeated="998"/>
        </table:table-row>
        <table:table-row table:style-name="ro2">
          <table:table-cell table:style-name="ce5" office:value-type="string" calcext:value-type="string">
            <text:p>Y. Akao, Quality Function Deployment: Integrating Customer Requirements into Product Design. New York: Productivity Press, Oct. 2024</text:p>
          </table:table-cell>
          <table:table-cell table:style-name="ce2" table:number-columns-repeated="25"/>
          <table:table-cell table:number-columns-repeated="998"/>
        </table:table-row>
        <table:table-row table:style-name="ro2">
          <table:table-cell table:style-name="ce5" office:value-type="string" calcext:value-type="string">
            <text:p>R. W. Puyt, F. B. Lie, and C. P. M. Wilderom, “The origins of SWOT analysis,” Long Range Planning, vol. 56, no. 3, Jun. 2023. [Online]. Available: https://www.sciencedirect.com/science/article/ pii/S0024630123000110</text:p>
          </table:table-cell>
          <table:table-cell table:style-name="ce2" table:number-columns-repeated="25"/>
          <table:table-cell table:number-columns-repeated="998"/>
        </table:table-row>
        <table:table-row table:style-name="ro2">
          <table:table-cell table:style-name="ce5" office:value-type="string" calcext:value-type="string">
            <text:p>M. J. Liberatore and R. L. Nydick, “Group decision making in higher education using the analytic hierarchy process,” Research in Higher Education, vol. 38, pp. 593–614, 1997.</text:p>
          </table:table-cell>
          <table:table-cell table:style-name="ce2" table:number-columns-repeated="25"/>
          <table:table-cell table:number-columns-repeated="998"/>
        </table:table-row>
        <table:table-row table:style-name="ro2">
          <table:table-cell table:style-name="ce5" office:value-type="string" calcext:value-type="string">
            <text:p>V. P. Salomon, J. A. MONTEVECHI, and E. O. Pamplona, “Justificativas para aplicação do método de análise hierárquica,” Encontro Nacional de Engenharia de Produção , vol. 19, 1999.</text:p>
          </table:table-cell>
          <table:table-cell table:style-name="ce2" table:number-columns-repeated="25"/>
          <table:table-cell table:number-columns-repeated="998"/>
        </table:table-row>
        <table:table-row table:style-name="ro2">
          <table:table-cell table:style-name="ce5" office:value-type="string" calcext:value-type="string">
            <text:p>T. O. Boucher, O. Gogus, and E. M. Wicks, “A comparison between two multiattribute decision methodologies used in capital investment decision analysis,” The Engineering Economist, vol. 42, no. 3, pp. 179–202, 1997.</text:p>
          </table:table-cell>
          <table:table-cell table:style-name="ce2" table:number-columns-repeated="25"/>
          <table:table-cell table:number-columns-repeated="998"/>
        </table:table-row>
        <table:table-row table:style-name="ro2">
          <table:table-cell table:style-name="ce5" office:value-type="string" calcext:value-type="string">
            <text:p>J.-J. Wang, Y.-Y. Jing, C.-F. Zhang, G.-H. Shi, and X.-T. Zhang, “A fuzzy multi-criteria decision-making model for trigeneration system,” Energy Policy, vol. 36, no. 10, pp. 3823–3832, 2008.</text:p>
          </table:table-cell>
          <table:table-cell table:style-name="ce2" table:number-columns-repeated="25"/>
          <table:table-cell table:number-columns-repeated="998"/>
        </table:table-row>
        <table:table-row table:style-name="ro2">
          <table:table-cell table:style-name="ce5" office:value-type="string" calcext:value-type="string">
            <text:p>H. Morita, T. Shimizu, and F. LAURINDO, “Modelos para estruturar e avaliar alternativas de decisao em tecnologia da informação,” ENEGEP– Encontro nacional de engenharia de produção , vol. 19, 1999.</text:p>
          </table:table-cell>
          <table:table-cell table:style-name="ce2" table:number-columns-repeated="25"/>
          <table:table-cell table:number-columns-repeated="998"/>
        </table:table-row>
        <table:table-row table:style-name="ro2">
          <table:table-cell table:style-name="ce5" office:value-type="string" calcext:value-type="string">
            <text:p>E. G. Gomes, F. R. Leta, R. B. V. Pessolani et al., “Conceitos básicos do apoio multicritério a decisão e sua aplicação no projeto aerodesign,” Engevista, 2003.</text:p>
          </table:table-cell>
          <table:table-cell table:style-name="ce2" table:number-columns-repeated="25"/>
          <table:table-cell table:number-columns-repeated="998"/>
        </table:table-row>
        <table:table-row table:style-name="ro2">
          <table:table-cell table:style-name="ce5" office:value-type="string" calcext:value-type="string">
            <text:p>F. R. Guglielmetti, F. A. S. Marins, and V. A. P. Salomon, “Comparação teórica entre métodos de auxílio a tomada de decisão por múltiplos critérios,” Encontro Nacional de Engenharia de Produção, vol. 23, 2003.</text:p>
          </table:table-cell>
          <table:table-cell table:style-name="ce2" table:number-columns-repeated="25"/>
          <table:table-cell table:number-columns-repeated="998"/>
        </table:table-row>
        <table:table-row table:style-name="ro3">
          <table:table-cell table:style-name="ce5" office:value-type="string" calcext:value-type="string">
            <text:p>L. B. De Moraes and A. Fiorese, “A scoring method based on criteria matching for cloud computing provider ranking and selection,” in Enterprise Information Systems, S. Hammoudi, M. Smiałek, O. Camp, ´ and J. Filipe, Eds. Cham: Springer International Publishing, 2018, vol. 321, pp. 339–365, series Title: Lecture Notes in Business Information Processing. [Online]. Available: http://link.springer.com/10. 1007/978-3-319-93375-7 16</text:p>
          </table:table-cell>
          <table:table-cell table:style-name="ce2" table:number-columns-repeated="25"/>
          <table:table-cell table:number-columns-repeated="998"/>
        </table:table-row>
        <table:table-row table:style-name="ro3">
          <table:table-cell table:style-name="ce5" office:value-type="string" calcext:value-type="string">
            <text:p>K. Hopfer and A. Fiorese, “Seleção de provedores de nuvem através do auxílio de aprendizado de maquina automatizado,” in Anais da XXI Escola Regional de Alto Desempenho da Região Sul. Porto Alegre, RS, Brasil: SBC, 2021, pp. 29–32. [Online]. Available: https://sol.sbc.org.br/index.php/eradrs/article/view/14767</text:p>
          </table:table-cell>
          <table:table-cell table:style-name="ce2" table:number-columns-repeated="25"/>
          <table:table-cell table:number-columns-repeated="998"/>
        </table:table-row>
        <table:table-row table:style-name="ro3">
          <table:table-cell table:style-name="ce5" office:value-type="string" calcext:value-type="string">
            <text:p>F. R. Lima Junior and L. C. R. Carpinetti, “Uma comparação entre os métodos TOPSIS e Fuzzy-TOPSIS no apoio à tomada de decisão multicritério para seleção de fornecedores,” Gestão &amp; Produção, vol. 22, no. 1, pp. 17–34, Mar. 2015. [Online]. Available: http://www.scielo.br/scielo.php?script=sci arttext&amp; pid=S0104-530X2015000100017&amp;lng=pt&amp;tlng=pt</text:p>
          </table:table-cell>
          <table:table-cell table:style-name="ce2" table:number-columns-repeated="25"/>
          <table:table-cell table:number-columns-repeated="998"/>
        </table:table-row>
        <table:table-row table:style-name="ro3">
          <table:table-cell table:style-name="ce5" office:value-type="string" calcext:value-type="string">
            <text:p>M. Rifai, “Serverless showdown: Aws lambda vs azure functions vs google cloud functions,” https://www.pluralsight.com/resources/blog/cloud/serverless-showdown-aws-lambda-vs-azure-functions-vs-google-cloud-functions,</text:p>
            <text:p>2023, accessed: 2024-12-08.</text:p>
          </table:table-cell>
          <table:table-cell table:style-name="ce2" table:number-columns-repeated="25"/>
          <table:table-cell table:number-columns-repeated="998"/>
        </table:table-row>
        <table:table-row table:style-name="ro4">
          <table:table-cell table:style-name="ce5" office:value-type="string" calcext:value-type="string">
            <text:p>T. L. Saaty, “Decision making – the analytic hierarchy and network processes (ahp/anp),” Journal of Systems Science and Systems Engineering, vol. 13, pp. 1–35, March 2004.</text:p>
          </table:table-cell>
          <table:table-cell table:style-name="ce2" table:number-columns-repeated="25"/>
          <table:table-cell table:number-columns-repeated="998"/>
        </table:table-row>
        <table:table-row table:style-name="ro4" table:number-rows-repeated="979">
          <table:table-cell table:style-name="ce2"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date-style style:name="N10129" number:language="en" number:country="US">
      <number:day/>
      <number:text>-</number:text>
      <number:month number:textual="true"/>
    </number:date-style>
    <number:date-style style:name="N10128" number:language="en" number:country="US">
      <number:day/>
      <number:text>-</number:text>
      <number:month number:textual="true"/>
      <number:text>-</number:text>
      <number:year/>
    </number:date-style>
    <number:date-style style:name="N10127" number:language="en" number:country="US">
      <number:month/>
      <number:text>/</number:text>
      <number:day/>
      <number:text>/</number:text>
      <number:year number:style="long"/>
    </number:date-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Planilha1" style:display-name="PageStyle_Planilha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14T08:31:54</meta:creation-date>
    <meta:initial-creator>Antti-Jussi Nygård</meta:initial-creator>
    <meta:generator>LibreOffice/7.3.7.2$Linux_X86_64 LibreOffice_project/30$Build-2</meta:generator>
    <dc:date>2024-10-22T23:36:46.333839316</dc:date>
    <meta:editing-duration>PT1H3M21S</meta:editing-duration>
    <meta:editing-cycles>2</meta:editing-cycles>
    <meta:document-statistic meta:table-count="1" meta:cell-count="21" meta:object-count="0"/>
  </office:meta>
</office:document-meta>
</file>